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.6622629197534335">
            <text:p>4.6622629197534335</text:p>
          </table:table-cell>
          <table:table-cell office:value-type="float" office:value="4.488029104470496">
            <text:p>4.488029104470496</text:p>
          </table:table-cell>
          <table:table-cell office:value-type="float" office:value="4.328169395361204">
            <text:p>4.328169395361204</text:p>
          </table:table-cell>
          <table:table-cell office:value-type="float" office:value="4.458802669146202">
            <text:p>4.458802669146202</text:p>
          </table:table-cell>
          <table:table-cell office:value-type="float" office:value="4.332985212993019">
            <text:p>4.332985212993019</text:p>
          </table:table-cell>
          <table:table-cell office:value-type="float" office:value="4.338756212993489">
            <text:p>4.338756212993489</text:p>
          </table:table-cell>
          <table:table-cell office:value-type="float" office:value="4.37880290599734">
            <text:p>4.37880290599734</text:p>
          </table:table-cell>
          <table:table-cell office:value-type="float" office:value="5.683671001496358">
            <text:p>5.683671001496358</text:p>
          </table:table-cell>
          <table:table-cell office:value-type="float" office:value="5.797303586561723">
            <text:p>5.797303586561723</text:p>
          </table:table-cell>
          <table:table-cell office:value-type="float" office:value="5.741994369339264">
            <text:p>5.741994369339264</text:p>
          </table:table-cell>
          <table:table-cell office:value-type="float" office:value="5.724561416886575">
            <text:p>5.724561416886575</text:p>
          </table:table-cell>
          <table:table-cell office:value-type="float" office:value="5.84486320543742">
            <text:p>5.84486320543742</text:p>
          </table:table-cell>
          <table:table-cell office:value-type="float" office:value="5.781945382484867">
            <text:p>5.781945382484867</text:p>
          </table:table-cell>
          <table:table-cell office:value-type="float" office:value="5.679593147095554">
            <text:p>5.679593147095554</text:p>
          </table:table-cell>
          <table:table-cell office:value-type="float" office:value="4.9407174311464495">
            <text:p>4.9407174311464495</text:p>
          </table:table-cell>
          <table:table-cell office:value-type="float" office:value="5.315437604833186">
            <text:p>5.315437604833186</text:p>
          </table:table-cell>
          <table:table-cell office:value-type="float" office:value="5.778942604132585">
            <text:p>5.778942604132585</text:p>
          </table:table-cell>
          <table:table-cell office:value-type="float" office:value="5.690917810416027">
            <text:p>5.690917810416027</text:p>
          </table:table-cell>
          <table:table-cell office:value-type="float" office:value="5.397673385111587">
            <text:p>5.397673385111587</text:p>
          </table:table-cell>
          <table:table-cell office:value-type="float" office:value="5.147391978416671">
            <text:p>5.147391978416671</text:p>
          </table:table-cell>
          <table:table-cell office:value-type="float" office:value="5.111027402512943">
            <text:p>5.111027402512943</text:p>
          </table:table-cell>
          <table:table-cell office:value-type="float" office:value="4.883882008519259">
            <text:p>4.883882008519259</text:p>
          </table:table-cell>
          <table:table-cell office:value-type="float" office:value="4.4108765223614395">
            <text:p>4.4108765223614395</text:p>
          </table:table-cell>
          <table:table-cell office:value-type="float" office:value="4.315314295094356">
            <text:p>4.3153142950943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197779933235796">
            <text:p>2.197779933235796</text:p>
          </table:table-cell>
          <table:table-cell office:value-type="float" office:value="2.173231126085052">
            <text:p>2.173231126085052</text:p>
          </table:table-cell>
          <table:table-cell office:value-type="float" office:value="2.0414860937406902">
            <text:p>2.0414860937406902</text:p>
          </table:table-cell>
          <table:table-cell office:value-type="float" office:value="1.999635790727293">
            <text:p>1.999635790727293</text:p>
          </table:table-cell>
          <table:table-cell office:value-type="float" office:value="1.9168925108997814">
            <text:p>1.9168925108997814</text:p>
          </table:table-cell>
          <table:table-cell office:value-type="float" office:value="1.9500140710083271">
            <text:p>1.9500140710083271</text:p>
          </table:table-cell>
          <table:table-cell office:value-type="float" office:value="2.35731555907367">
            <text:p>2.35731555907367</text:p>
          </table:table-cell>
          <table:table-cell office:value-type="float" office:value="2.2965927603694927">
            <text:p>2.2965927603694927</text:p>
          </table:table-cell>
          <table:table-cell office:value-type="float" office:value="2.48015912615604">
            <text:p>2.48015912615604</text:p>
          </table:table-cell>
          <table:table-cell office:value-type="float" office:value="2.5850250716728937">
            <text:p>2.5850250716728937</text:p>
          </table:table-cell>
          <table:table-cell office:value-type="float" office:value="2.5377240111290424">
            <text:p>2.5377240111290424</text:p>
          </table:table-cell>
          <table:table-cell office:value-type="float" office:value="2.4936830676806476">
            <text:p>2.4936830676806476</text:p>
          </table:table-cell>
          <table:table-cell office:value-type="float" office:value="2.450514074909182">
            <text:p>2.450514074909182</text:p>
          </table:table-cell>
          <table:table-cell office:value-type="float" office:value="2.4371012264060874">
            <text:p>2.4371012264060874</text:p>
          </table:table-cell>
          <table:table-cell office:value-type="float" office:value="2.299721184899312">
            <text:p>2.299721184899312</text:p>
          </table:table-cell>
          <table:table-cell office:value-type="float" office:value="2.3598944493758816">
            <text:p>2.3598944493758816</text:p>
          </table:table-cell>
          <table:table-cell office:value-type="float" office:value="2.497472443784008">
            <text:p>2.497472443784008</text:p>
          </table:table-cell>
          <table:table-cell office:value-type="float" office:value="3.095161823325548">
            <text:p>3.095161823325548</text:p>
          </table:table-cell>
          <table:table-cell office:value-type="float" office:value="2.851320527242527">
            <text:p>2.851320527242527</text:p>
          </table:table-cell>
          <table:table-cell office:value-type="float" office:value="2.599587500793413">
            <text:p>2.599587500793413</text:p>
          </table:table-cell>
          <table:table-cell office:value-type="float" office:value="2.5799810381469324">
            <text:p>2.5799810381469324</text:p>
          </table:table-cell>
          <table:table-cell office:value-type="float" office:value="2.354085055706049">
            <text:p>2.354085055706049</text:p>
          </table:table-cell>
          <table:table-cell office:value-type="float" office:value="2.527960294763157">
            <text:p>2.527960294763157</text:p>
          </table:table-cell>
          <table:table-cell office:value-type="float" office:value="2.3860054642653474">
            <text:p>2.386005464265347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49402187851038815">
            <text:p>0.49402187851038815</text:p>
          </table:table-cell>
          <table:table-cell office:value-type="float" office:value="0.34903480407448595">
            <text:p>0.34903480407448595</text:p>
          </table:table-cell>
          <table:table-cell office:value-type="float" office:value="0.302575591725754">
            <text:p>0.302575591725754</text:p>
          </table:table-cell>
          <table:table-cell office:value-type="float" office:value="0.3878494132034579">
            <text:p>0.3878494132034579</text:p>
          </table:table-cell>
          <table:table-cell office:value-type="float" office:value="0.33394979890491766">
            <text:p>0.33394979890491766</text:p>
          </table:table-cell>
          <table:table-cell office:value-type="float" office:value="0.27456372639565324">
            <text:p>0.27456372639565324</text:p>
          </table:table-cell>
          <table:table-cell office:value-type="float" office:value="0.22717363365700508">
            <text:p>0.22717363365700508</text:p>
          </table:table-cell>
          <table:table-cell office:value-type="float" office:value="0.7938660688773846">
            <text:p>0.7938660688773846</text:p>
          </table:table-cell>
          <table:table-cell office:value-type="float" office:value="0.8302179501561857">
            <text:p>0.8302179501561857</text:p>
          </table:table-cell>
          <table:table-cell office:value-type="float" office:value="0.7120820350550152">
            <text:p>0.7120820350550152</text:p>
          </table:table-cell>
          <table:table-cell office:value-type="float" office:value="0.8296272680828949">
            <text:p>0.8296272680828949</text:p>
          </table:table-cell>
          <table:table-cell office:value-type="float" office:value="0.7708886802163293">
            <text:p>0.7708886802163293</text:p>
          </table:table-cell>
          <table:table-cell office:value-type="float" office:value="0.7742850507127663">
            <text:p>0.7742850507127663</text:p>
          </table:table-cell>
          <table:table-cell office:value-type="float" office:value="0.691407045833013">
            <text:p>0.691407045833013</text:p>
          </table:table-cell>
          <table:table-cell office:value-type="float" office:value="0.4102840184917579">
            <text:p>0.4102840184917579</text:p>
          </table:table-cell>
          <table:table-cell office:value-type="float" office:value="0.6423787587646391">
            <text:p>0.6423787587646391</text:p>
          </table:table-cell>
          <table:table-cell office:value-type="float" office:value="0.7704342596610647">
            <text:p>0.7704342596610647</text:p>
          </table:table-cell>
          <table:table-cell office:value-type="float" office:value="0.7188634331654312">
            <text:p>0.7188634331654312</text:p>
          </table:table-cell>
          <table:table-cell office:value-type="float" office:value="0.5024146124153832">
            <text:p>0.5024146124153832</text:p>
          </table:table-cell>
          <table:table-cell office:value-type="float" office:value="0.5212253136868495">
            <text:p>0.5212253136868495</text:p>
          </table:table-cell>
          <table:table-cell office:value-type="float" office:value="0.4854758393779736">
            <text:p>0.4854758393779736</text:p>
          </table:table-cell>
          <table:table-cell office:value-type="float" office:value="0.30114456662227074">
            <text:p>0.30114456662227074</text:p>
          </table:table-cell>
          <table:table-cell office:value-type="float" office:value="0.24022488351040064">
            <text:p>0.24022488351040064</text:p>
          </table:table-cell>
          <table:table-cell office:value-type="float" office:value="0.248982734810582">
            <text:p>0.24898273481058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4107509916745471">
            <text:p>-0.4107509916745471</text:p>
          </table:table-cell>
          <table:table-cell office:value-type="float" office:value="-0.4179689219331489">
            <text:p>-0.4179689219331489</text:p>
          </table:table-cell>
          <table:table-cell office:value-type="float" office:value="-0.42136260911747936">
            <text:p>-0.42136260911747936</text:p>
          </table:table-cell>
          <table:table-cell office:value-type="float" office:value="-0.43523549302190817">
            <text:p>-0.43523549302190817</text:p>
          </table:table-cell>
          <table:table-cell office:value-type="float" office:value="-0.40910832916790163">
            <text:p>-0.40910832916790163</text:p>
          </table:table-cell>
          <table:table-cell office:value-type="float" office:value="-0.35773062516080745">
            <text:p>-0.35773062516080745</text:p>
          </table:table-cell>
          <table:table-cell office:value-type="float" office:value="-0.22745383999629834">
            <text:p>-0.22745383999629834</text:p>
          </table:table-cell>
          <table:table-cell office:value-type="float" office:value="-0.036486759753251545">
            <text:p>-0.036486759753251545</text:p>
          </table:table-cell>
          <table:table-cell office:value-type="float" office:value="-0.03894973154850229">
            <text:p>-0.03894973154850229</text:p>
          </table:table-cell>
          <table:table-cell office:value-type="float" office:value="-0.02611487920839604">
            <text:p>-0.02611487920839604</text:p>
          </table:table-cell>
          <table:table-cell office:value-type="float" office:value="-0.02263255274456907">
            <text:p>-0.02263255274456907</text:p>
          </table:table-cell>
          <table:table-cell office:value-type="float" office:value="-0.10167596454346393">
            <text:p>-0.10167596454346393</text:p>
          </table:table-cell>
          <table:table-cell office:value-type="float" office:value="-0.15146045313094245">
            <text:p>-0.15146045313094245</text:p>
          </table:table-cell>
          <table:table-cell office:value-type="float" office:value="-0.20532854006659415">
            <text:p>-0.20532854006659415</text:p>
          </table:table-cell>
          <table:table-cell office:value-type="float" office:value="-0.20646980416975752">
            <text:p>-0.20646980416975752</text:p>
          </table:table-cell>
          <table:table-cell office:value-type="float" office:value="-0.20896922901394924">
            <text:p>-0.20896922901394924</text:p>
          </table:table-cell>
          <table:table-cell office:value-type="float" office:value="-0.15631630629715">
            <text:p>-0.15631630629715</text:p>
          </table:table-cell>
          <table:table-cell office:value-type="float" office:value="0.05325569629778031">
            <text:p>0.05325569629778031</text:p>
          </table:table-cell>
          <table:table-cell office:value-type="float" office:value="-0.007259505386010148">
            <text:p>-0.007259505386010148</text:p>
          </table:table-cell>
          <table:table-cell office:value-type="float" office:value="-0.0845807496913769">
            <text:p>-0.0845807496913769</text:p>
          </table:table-cell>
          <table:table-cell office:value-type="float" office:value="-0.16050568597568565">
            <text:p>-0.16050568597568565</text:p>
          </table:table-cell>
          <table:table-cell office:value-type="float" office:value="-0.20655985054733242">
            <text:p>-0.20655985054733242</text:p>
          </table:table-cell>
          <table:table-cell office:value-type="float" office:value="-0.26581973352628385">
            <text:p>-0.26581973352628385</text:p>
          </table:table-cell>
          <table:table-cell office:value-type="float" office:value="-0.324754795407867">
            <text:p>-0.32475479540786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